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1812" officeooo:paragraph-rsid="002f0b25" style:font-weight-asian="bold" style:font-weight-complex="bold"/>
    </style:style>
    <style:style style:name="P2" style:family="paragraph" style:parent-style-name="Heading_20_2">
      <style:text-properties officeooo:rsid="001d4a08" officeooo:paragraph-rsid="0008f6e7"/>
    </style:style>
    <style:style style:name="P3" style:family="paragraph" style:parent-style-name="Text_20_body">
      <style:text-properties fo:font-weight="bold" officeooo:rsid="00386cea" officeooo:paragraph-rsid="00386cea" style:font-weight-asian="bold" style:font-weight-complex="bold"/>
    </style:style>
    <style:style style:name="P4" style:family="paragraph" style:parent-style-name="Text_20_body">
      <style:text-properties fo:font-weight="normal" officeooo:rsid="00386cea" officeooo:paragraph-rsid="00386cea" style:font-weight-asian="normal" style:font-weight-complex="normal"/>
    </style:style>
    <style:style style:name="P5" style:family="paragraph" style:parent-style-name="Heading_20_2">
      <style:text-properties officeooo:rsid="00100da8" officeooo:paragraph-rsid="00100da8"/>
    </style:style>
    <style:style style:name="P6" style:family="paragraph" style:parent-style-name="Text_20_body">
      <style:text-properties fo:font-weight="bold" officeooo:rsid="0034ae84" officeooo:paragraph-rsid="0034ae84" style:font-weight-asian="bold" style:font-weight-complex="bold"/>
    </style:style>
    <style:style style:name="P7" style:family="paragraph" style:parent-style-name="Text_20_body">
      <style:text-properties fo:font-weight="normal" officeooo:rsid="0034ae84" officeooo:paragraph-rsid="0034ae8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0b25" style:font-weight-asian="normal" style:font-weight-complex="normal"/>
    </style:style>
    <style:style style:name="T3" style:family="text">
      <style:text-properties officeooo:rsid="001bce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<text:span text:style-name="T1"> Pradyumn R Pai<text:tab/><text:tab/><text:tab/><text:tab/><text:tab/><text:tab/><text:tab/></text:span><text:span text:style-name="T2"/></text:p>
      <text:p text:style-name="P1">Roll No:<text:span text:style-name="T1"> 50</text:span></text:p>
      <text:p text:style-name="P1">Class: <text:span text:style-name="T1">CS</text:span><text:span text:style-name="T2">7</text:span><text:span text:style-name="T1">A</text:span></text:p>
      <text:h text:style-name="P2" text:outline-level="2">PROGRAM <text:span text:style-name="T3">CODE</text:span></text:h>
      <text:p text:style-name="P3">nfa_ds.c:</text:p>
      <text:p text:style-name="P4">#include &lt;stdlib.h&gt;</text:p>
      <text:p text:style-name="P4">#include &lt;stdbool.h&gt;</text:p>
      <text:p text:style-name="P4">#include &lt;string.h&gt;</text:p>
      <text:p text:style-name="P4"/>
      <text:p text:style-name="P4">struct TransitionNode {</text:p>
      <text:p text:style-name="P4"><text:s text:c="4"/>int target_state;</text:p>
      <text:p text:style-name="P4"><text:s text:c="4"/>char input;</text:p>
      <text:p text:style-name="P4"><text:s text:c="4"/>struct TransitionNode* next;</text:p>
      <text:p text:style-name="P4">};</text:p>
      <text:p text:style-name="P4"/>
      <text:p text:style-name="P4">struct State {</text:p>
      <text:p text:style-name="P4"><text:s text:c="4"/>int id;</text:p>
      <text:p text:style-name="P4"><text:s text:c="4"/>struct TransitionNode* transitionListHead;</text:p>
      <text:p text:style-name="P4"><text:s text:c="4"/>bool finalState;</text:p>
      <text:p text:style-name="P4">};</text:p>
      <text:p text:style-name="P4"/>
      <text:p text:style-name="P4">struct NFA {</text:p>
      <text:p text:style-name="P4"><text:s text:c="4"/>int stateNum;</text:p>
      <text:p text:style-name="P4"><text:s text:c="4"/>char * inputAlphabet;</text:p>
      <text:p text:style-name="P4"><text:s text:c="4"/>struct State* stateList;</text:p>
      <text:p text:style-name="P4">};</text:p>
      <text:p text:style-name="P4"/>
      <text:p text:style-name="P4">struct NFA* init_NFA(int n, char* inputAlphabet){</text:p>
      <text:p text:style-name="P4"><text:s text:c="4"/>struct NFA* out = malloc(sizeof(struct NFA));</text:p>
      <text:p text:style-name="P4"><text:s text:c="4"/>if (!out){</text:p>
      <text:p text:style-name="P4"><text:s text:c="8"/>return NULL; //failed allocation</text:p>
      <text:p text:style-name="P4"><text:s text:c="4"/>}</text:p>
      <text:p text:style-name="P4"><text:soft-page-break/></text:p>
      <text:p text:style-name="P4"><text:s text:c="4"/>out-&gt;stateNum = n;</text:p>
      <text:p text:style-name="P4"><text:s text:c="4"/>out-&gt;inputAlphabet = inputAlphabet;</text:p>
      <text:p text:style-name="P4"><text:s text:c="4"/>out-&gt;stateList = malloc(sizeof(struct State)*n);</text:p>
      <text:p text:style-name="P4"><text:s text:c="4"/>if (!out-&gt;stateList){</text:p>
      <text:p text:style-name="P4"><text:s text:c="8"/>free(out);</text:p>
      <text:p text:style-name="P4"><text:s text:c="8"/>return NULL;</text:p>
      <text:p text:style-name="P4"><text:s text:c="4"/>}</text:p>
      <text:p text:style-name="P4"/>
      <text:p text:style-name="P4"><text:s text:c="4"/>for (int i=0;i&lt;n;++i){</text:p>
      <text:p text:style-name="P4"><text:s text:c="8"/>out-&gt;stateList[i].id = i;</text:p>
      <text:p text:style-name="P4"><text:s text:c="8"/>out-&gt;stateList[i].transitionListHead = NULL;</text:p>
      <text:p text:style-name="P4"><text:s text:c="8"/>out-&gt;stateList[i].finalState = false;</text:p>
      <text:p text:style-name="P4"><text:s text:c="4"/>}</text:p>
      <text:p text:style-name="P4"/>
      <text:p text:style-name="P4"><text:s text:c="4"/>return out;</text:p>
      <text:p text:style-name="P4">}</text:p>
      <text:p text:style-name="P4"/>
      <text:p text:style-name="P4">void addTransitionNFA(struct NFA* n, int s, int t, char c){</text:p>
      <text:p text:style-name="P4"><text:s text:c="4"/>struct TransitionNode** head = &amp;(n-&gt;stateList[s].transitionListHead);</text:p>
      <text:p text:style-name="P4"><text:s text:c="4"/>while (*head){</text:p>
      <text:p text:style-name="P4"><text:s text:c="8"/>if ((*head)-&gt;input==c &amp;&amp; (*head)-&gt;target_state==t){</text:p>
      <text:p text:style-name="P4"><text:s text:c="12"/>return ; //avoid duplicates</text:p>
      <text:p text:style-name="P4"><text:s text:c="8"/>}</text:p>
      <text:p text:style-name="P4"><text:s text:c="8"/>head = &amp;((*head)-&gt;next);</text:p>
      <text:p text:style-name="P4"><text:s text:c="4"/>}</text:p>
      <text:p text:style-name="P4"><text:s text:c="4"/>*head = malloc(sizeof(struct TransitionNode));</text:p>
      <text:p text:style-name="P4"><text:s text:c="4"/>if (!*head){</text:p>
      <text:p text:style-name="P4"><text:s text:c="8"/>return; // allocation failed</text:p>
      <text:p text:style-name="P4"><text:s text:c="4"/>}</text:p>
      <text:p text:style-name="P4"><text:s text:c="4"/>(*head)-&gt;target_state = t;</text:p>
      <text:p text:style-name="P4"><text:soft-page-break/><text:s text:c="4"/>(*head)-&gt;input = c;</text:p>
      <text:p text:style-name="P4"><text:s text:c="4"/>(*head)-&gt;next = NULL;</text:p>
      <text:p text:style-name="P4">}</text:p>
      <text:p text:style-name="P4"/>
      <text:p text:style-name="P4">void freeStateNFA(struct State s){</text:p>
      <text:p text:style-name="P4"><text:s text:c="4"/>struct TransitionNode* head = s.transitionListHead;</text:p>
      <text:p text:style-name="P4"><text:s text:c="4"/>while (head){</text:p>
      <text:p text:style-name="P4"><text:s text:c="8"/>struct TransitionNode* next = head-&gt;next;</text:p>
      <text:p text:style-name="P4"><text:s text:c="8"/>free(head);</text:p>
      <text:p text:style-name="P4"><text:s text:c="8"/>head = next;</text:p>
      <text:p text:style-name="P4"><text:s text:c="4"/>}</text:p>
      <text:p text:style-name="P4">}</text:p>
      <text:p text:style-name="P4"/>
      <text:p text:style-name="P4">void freeNFA(struct NFA* n){</text:p>
      <text:p text:style-name="P4"><text:s text:c="4"/>if (!n) return;</text:p>
      <text:p text:style-name="P4"><text:s text:c="4"/>for (int i=0;i&lt;(n-&gt;stateNum);++i){</text:p>
      <text:p text:style-name="P4"><text:s text:c="8"/>freeStateNFA(n-&gt;stateList[i]);</text:p>
      <text:p text:style-name="P4"><text:s text:c="4"/>}</text:p>
      <text:p text:style-name="P4"/>
      <text:p text:style-name="P4"><text:s text:c="4"/>free(n-&gt;inputAlphabet);</text:p>
      <text:p text:style-name="P4"><text:s text:c="4"/>free(n-&gt;stateList);</text:p>
      <text:p text:style-name="P4"><text:s text:c="4"/>free(n);</text:p>
      <text:p text:style-name="P4">}</text:p>
      <text:p text:style-name="P4"/>
      <text:p text:style-name="P4">void printNFA(struct NFA* nfa){</text:p>
      <text:p text:style-name="P4"><text:s text:c="4"/>printf("The transition table is as follows:\n");</text:p>
      <text:p text:style-name="P4"><text:s text:c="4"/>int n = nfa-&gt;stateNum;</text:p>
      <text:p text:style-name="P4"><text:s text:c="4"/>int m = strlen(nfa-&gt;inputAlphabet);</text:p>
      <text:p text:style-name="P4"><text:s text:c="4"/>printf("\t");</text:p>
      <text:p text:style-name="P4"><text:s text:c="4"/>for (int i=0;i&lt;m;++i){</text:p>
      <text:p text:style-name="P4"><text:s text:c="8"/>printf("%c\t",nfa-&gt;inputAlphabet[i]);</text:p>
      <text:p text:style-name="P4"><text:soft-page-break/><text:s text:c="4"/>}</text:p>
      <text:p text:style-name="P4"><text:s text:c="4"/>printf("epsilon\n");</text:p>
      <text:p text:style-name="P4"><text:s text:c="4"/>for (int i=0;i&lt;n;++i){</text:p>
      <text:p text:style-name="P4"><text:s text:c="8"/>if (i==0){</text:p>
      <text:p text:style-name="P4"><text:s text:c="12"/>printf("-&gt;");</text:p>
      <text:p text:style-name="P4"><text:s text:c="8"/>}</text:p>
      <text:p text:style-name="P4"><text:s text:c="8"/>if (nfa-&gt;stateList[i].finalState){</text:p>
      <text:p text:style-name="P4"><text:s text:c="12"/>printf("*");</text:p>
      <text:p text:style-name="P4"><text:s text:c="8"/>}</text:p>
      <text:p text:style-name="P4"><text:s text:c="8"/>printf("q%d\t",i);</text:p>
      <text:p text:style-name="P4"><text:s text:c="8"/>struct State s = nfa-&gt;stateList[i];</text:p>
      <text:p text:style-name="P4"><text:s text:c="8"/>for (int j=0;j&lt;=m;++j){</text:p>
      <text:p text:style-name="P4"><text:s text:c="12"/>char c = nfa-&gt;inputAlphabet[j];</text:p>
      <text:p text:style-name="P4"><text:s text:c="12"/>if (j==m){</text:p>
      <text:p text:style-name="P4"><text:s text:c="16"/>c = 'e';</text:p>
      <text:p text:style-name="P4"><text:s text:c="12"/>}</text:p>
      <text:p text:style-name="P4"><text:s text:c="12"/>for (struct TransitionNode *current=s.transitionListHead;current;current=current-&gt;next){</text:p>
      <text:p text:style-name="P4"><text:s text:c="16"/>if (current-&gt;input==c){</text:p>
      <text:p text:style-name="P4"><text:s text:c="20"/>printf("q%d",current-&gt;target_state);</text:p>
      <text:p text:style-name="P4"><text:s text:c="16"/>}</text:p>
      <text:p text:style-name="P4"><text:s text:c="12"/>}</text:p>
      <text:p text:style-name="P4"><text:s text:c="12"/>printf("\t");</text:p>
      <text:p text:style-name="P4"><text:s text:c="8"/>}</text:p>
      <text:p text:style-name="P4"><text:s text:c="8"/>printf("\n");</text:p>
      <text:p text:style-name="P4"><text:s text:c="4"/>}</text:p>
      <text:p text:style-name="P4">}</text:p>
      <text:p text:style-name="P4"/>
      <text:p text:style-name="P4"/>
      <text:p text:style-name="P4">struct NFA* readNFA() {</text:p>
      <text:p text:style-name="P4"><text:s text:c="4"/>// read input</text:p>
      <text:p text:style-name="P4"><text:soft-page-break/><text:s text:c="4"/>int n, m, t, f;</text:p>
      <text:p text:style-name="P4"><text:s text:c="4"/>scanf("%d%d%d%d", &amp;n, &amp;f, &amp;m, &amp;t);</text:p>
      <text:p text:style-name="P4"><text:s text:c="4"/>if (f&lt;0 || f&gt;n){</text:p>
      <text:p text:style-name="P4"><text:s text:c="8"/>printf("Invalid number of final states\n");</text:p>
      <text:p text:style-name="P4"><text:s text:c="8"/>return NULL;</text:p>
      <text:p text:style-name="P4"><text:s text:c="4"/>}</text:p>
      <text:p text:style-name="P4"><text:s text:c="4"/></text:p>
      <text:p text:style-name="P4"><text:s text:c="4"/>int finalStates[f];</text:p>
      <text:p text:style-name="P4"><text:s text:c="4"/>for (int i=0;i&lt;f;++i){</text:p>
      <text:p text:style-name="P4"><text:s text:c="8"/>scanf("%d",finalStates+i);</text:p>
      <text:p text:style-name="P4"><text:s text:c="8"/>if (finalStates[i]&lt;0 || finalStates[i]&gt;=n){</text:p>
      <text:p text:style-name="P4"><text:s text:c="12"/>printf("Invalid final state %d\n",finalStates[i]);</text:p>
      <text:p text:style-name="P4"><text:s text:c="12"/>return NULL;</text:p>
      <text:p text:style-name="P4"><text:s text:c="8"/>}</text:p>
      <text:p text:style-name="P4"><text:s text:c="4"/>}</text:p>
      <text:p text:style-name="P4"><text:s text:c="4"/></text:p>
      <text:p text:style-name="P4"><text:s text:c="4"/></text:p>
      <text:p text:style-name="P4"><text:s text:c="4"/>char* inputChars = malloc(sizeof(char)*(m+1));</text:p>
      <text:p text:style-name="P4"><text:s text:c="4"/>if (!inputChars) {</text:p>
      <text:p text:style-name="P4"><text:s text:c="8"/>printf("Failed to allocate memory for input characters\n");</text:p>
      <text:p text:style-name="P4"><text:s text:c="8"/>return NULL;</text:p>
      <text:p text:style-name="P4"><text:s text:c="4"/>}</text:p>
      <text:p text:style-name="P4"/>
      <text:p text:style-name="P4"><text:s text:c="4"/>scanf("%s\n", inputChars);</text:p>
      <text:p text:style-name="P4"><text:s text:c="4"/>if (strlen(inputChars) != m) {</text:p>
      <text:p text:style-name="P4"><text:s text:c="8"/>free(inputChars);</text:p>
      <text:p text:style-name="P4"><text:s text:c="8"/>printf("Input characters length mismatch\n");</text:p>
      <text:p text:style-name="P4"><text:s text:c="8"/>return NULL;</text:p>
      <text:p text:style-name="P4"><text:s text:c="4"/>}</text:p>
      <text:p text:style-name="P4"/>
      <text:p text:style-name="P4"><text:s text:c="4"/>struct NFA *nfa = init_NFA(n,inputChars);</text:p>
      <text:p text:style-name="P4"><text:soft-page-break/><text:s text:c="4"/>if (!nfa) {</text:p>
      <text:p text:style-name="P4"><text:s text:c="8"/>free(inputChars);</text:p>
      <text:p text:style-name="P4"><text:s text:c="8"/>printf("Failed to initialize NFA\n");</text:p>
      <text:p text:style-name="P4"><text:s text:c="8"/>return NULL;</text:p>
      <text:p text:style-name="P4"><text:s text:c="4"/>}</text:p>
      <text:p text:style-name="P4"/>
      <text:p text:style-name="P4"><text:s text:c="4"/>for (int i=0;i&lt;f;++i){</text:p>
      <text:p text:style-name="P4"><text:s text:c="8"/>nfa-&gt;stateList[finalStates[i]].finalState = true;</text:p>
      <text:p text:style-name="P4"><text:s text:c="4"/>}</text:p>
      <text:p text:style-name="P4"/>
      <text:p text:style-name="P4"><text:s text:c="4"/>for (int i = 0; i &lt; t; ++i) {</text:p>
      <text:p text:style-name="P4"><text:s text:c="8"/>int a, b;</text:p>
      <text:p text:style-name="P4"><text:s text:c="8"/>char c;</text:p>
      <text:p text:style-name="P4"><text:s text:c="8"/>scanf("q%d q%d %c\n", &amp;a, &amp;b, &amp;c);</text:p>
      <text:p text:style-name="P4"><text:s text:c="8"/>if (a &lt; 0 || a &gt;= n || b &lt; 0 || b &gt;= n) {</text:p>
      <text:p text:style-name="P4"><text:s text:c="12"/>printf("Invalid transition from %d to %d\n", a, b);</text:p>
      <text:p text:style-name="P4"><text:s text:c="12"/>freeNFA(nfa);</text:p>
      <text:p text:style-name="P4"><text:s text:c="12"/>return NULL;</text:p>
      <text:p text:style-name="P4"><text:s text:c="8"/>}</text:p>
      <text:p text:style-name="P4"><text:s text:c="8"/>bool validChar = false;</text:p>
      <text:p text:style-name="P4"><text:s text:c="8"/>for (int j = 0; j &lt; m; ++j) {</text:p>
      <text:p text:style-name="P4"><text:s text:c="12"/>if (inputChars[j] == c) {</text:p>
      <text:p text:style-name="P4"><text:s text:c="16"/>validChar = true;</text:p>
      <text:p text:style-name="P4"><text:s text:c="16"/>break;</text:p>
      <text:p text:style-name="P4"><text:s text:c="12"/>}</text:p>
      <text:p text:style-name="P4"><text:s text:c="8"/>}</text:p>
      <text:p text:style-name="P4"><text:s text:c="8"/>if (!validChar &amp;&amp; c != 'e') { // 'e' for epsilon transition</text:p>
      <text:p text:style-name="P4"><text:s text:c="12"/>printf("Invalid input character '%c' for transition from %d to %d\n", c, a, b);</text:p>
      <text:p text:style-name="P4"><text:s text:c="12"/>freeNFA(nfa);</text:p>
      <text:p text:style-name="P4"><text:s text:c="12"/>return NULL;</text:p>
      <text:p text:style-name="P4"><text:s text:c="8"/>}</text:p>
      <text:p text:style-name="P4"><text:soft-page-break/><text:s text:c="8"/>addTransitionNFA(nfa, a, b, c);</text:p>
      <text:p text:style-name="P4"><text:s text:c="4"/>}</text:p>
      <text:p text:style-name="P4"><text:s text:c="4"/>return nfa;</text:p>
      <text:p text:style-name="P4">}</text:p>
      <text:p text:style-name="P3">dfa_ds.c:</text:p>
      <text:p text:style-name="P4">#include &lt;stdlib.h&gt;</text:p>
      <text:p text:style-name="P4">#include &lt;stdbool.h&gt;</text:p>
      <text:p text:style-name="P4">#include &lt;string.h&gt;</text:p>
      <text:p text:style-name="P4">#include "dsu.c"</text:p>
      <text:p text:style-name="P4"/>
      <text:p text:style-name="P4">struct DFA {</text:p>
      <text:p text:style-name="P4"><text:s text:c="4"/>int stateNum;</text:p>
      <text:p text:style-name="P4"><text:s text:c="4"/>bool* finalState;</text:p>
      <text:p text:style-name="P4"><text:s text:c="4"/>char * inputAlphabet;</text:p>
      <text:p text:style-name="P4"><text:s text:c="4"/>int ** transitionTable;</text:p>
      <text:p text:style-name="P4">};</text:p>
      <text:p text:style-name="P4"/>
      <text:p text:style-name="P4">void freeDFA(struct DFA* dfa){</text:p>
      <text:p text:style-name="P4"><text:s text:c="4"/>if (!dfa) return;</text:p>
      <text:p text:style-name="P4"><text:s text:c="4"/>if (dfa-&gt;finalState){</text:p>
      <text:p text:style-name="P4"><text:s text:c="8"/>free(dfa-&gt;finalState);</text:p>
      <text:p text:style-name="P4"><text:s text:c="4"/>}</text:p>
      <text:p text:style-name="P4"><text:s text:c="4"/>if (dfa-&gt;transitionTable){</text:p>
      <text:p text:style-name="P4"><text:s text:c="8"/>int n = dfa-&gt;stateNum;</text:p>
      <text:p text:style-name="P4"><text:s text:c="8"/>for (int i=0;i&lt;n;++i){</text:p>
      <text:p text:style-name="P4"><text:s text:c="12"/>if (dfa-&gt;transitionTable[i]){</text:p>
      <text:p text:style-name="P4"><text:s text:c="16"/>free(dfa-&gt;transitionTable[i]);</text:p>
      <text:p text:style-name="P4"><text:s text:c="12"/>}</text:p>
      <text:p text:style-name="P4"><text:s text:c="8"/>}</text:p>
      <text:p text:style-name="P4"><text:s text:c="8"/>free(dfa-&gt;transitionTable);</text:p>
      <text:p text:style-name="P4"><text:s text:c="4"/>}</text:p>
      <text:p text:style-name="P4"><text:soft-page-break/><text:s text:c="4"/>free(dfa);</text:p>
      <text:p text:style-name="P4">}</text:p>
      <text:p text:style-name="P4"/>
      <text:p text:style-name="P4">struct DFA* init_DFA(int n, char* inputAlphabet){</text:p>
      <text:p text:style-name="P4"><text:s text:c="4"/>struct DFA* out = malloc(sizeof(struct DFA));</text:p>
      <text:p text:style-name="P4"><text:s text:c="4"/>if (!out){</text:p>
      <text:p text:style-name="P4"><text:s text:c="8"/>return NULL; //failed allocation</text:p>
      <text:p text:style-name="P4"><text:s text:c="4"/>}</text:p>
      <text:p text:style-name="P4"/>
      <text:p text:style-name="P4"><text:s text:c="4"/>out-&gt;stateNum = n;</text:p>
      <text:p text:style-name="P4"><text:s text:c="4"/>out-&gt;inputAlphabet = inputAlphabet;</text:p>
      <text:p text:style-name="P4"><text:s text:c="4"/>int m = strlen(inputAlphabet);</text:p>
      <text:p text:style-name="P4"><text:s text:c="4"/></text:p>
      <text:p text:style-name="P4"><text:s text:c="4"/>out-&gt;transitionTable = malloc(sizeof(int*)*n);</text:p>
      <text:p text:style-name="P4"><text:s text:c="4"/>if (!out-&gt;transitionTable){</text:p>
      <text:p text:style-name="P4"><text:s text:c="8"/>freeDFA(out);</text:p>
      <text:p text:style-name="P4"><text:s text:c="8"/>return NULL;</text:p>
      <text:p text:style-name="P4"><text:s text:c="4"/>}</text:p>
      <text:p text:style-name="P4"/>
      <text:p text:style-name="P4"><text:s text:c="4"/>out-&gt;finalState = malloc(sizeof(bool)*n);</text:p>
      <text:p text:style-name="P4"><text:s text:c="4"/>if (!out-&gt;finalState){</text:p>
      <text:p text:style-name="P4"><text:s text:c="8"/>freeDFA(out);</text:p>
      <text:p text:style-name="P4"><text:s text:c="4"/>}</text:p>
      <text:p text:style-name="P4"><text:s text:c="4"/>for (int i=0;i&lt;n;++i){</text:p>
      <text:p text:style-name="P4"><text:s text:c="8"/>out-&gt;finalState[i] = false;</text:p>
      <text:p text:style-name="P4"><text:s text:c="4"/>}</text:p>
      <text:p text:style-name="P4"/>
      <text:p text:style-name="P4"><text:s text:c="4"/>for (int i=0;i&lt;n;++i){</text:p>
      <text:p text:style-name="P4"><text:s text:c="8"/>out-&gt;transitionTable[i] = malloc(sizeof(int)*m);</text:p>
      <text:p text:style-name="P4"><text:s text:c="8"/>if (!out-&gt;transitionTable[i]){</text:p>
      <text:p text:style-name="P4"><text:s text:c="12"/>freeDFA(out);</text:p>
      <text:p text:style-name="P4"><text:soft-page-break/><text:s text:c="12"/>return NULL;</text:p>
      <text:p text:style-name="P4"><text:s text:c="8"/>}</text:p>
      <text:p text:style-name="P4"><text:s text:c="8"/>for (int j=0;j&lt;m;++j){</text:p>
      <text:p text:style-name="P4"><text:s text:c="12"/>out-&gt;transitionTable[i][j] = i;</text:p>
      <text:p text:style-name="P4"><text:s text:c="8"/>}</text:p>
      <text:p text:style-name="P4"><text:s text:c="4"/>}</text:p>
      <text:p text:style-name="P4"/>
      <text:p text:style-name="P4"><text:s text:c="4"/>return out;</text:p>
      <text:p text:style-name="P4">}</text:p>
      <text:p text:style-name="P4"/>
      <text:p text:style-name="P4">int inputIndexDFA(struct DFA* dfa, char c){</text:p>
      <text:p text:style-name="P4"><text:s text:c="4"/>int m = strlen(dfa-&gt;inputAlphabet);</text:p>
      <text:p text:style-name="P4"><text:s text:c="4"/>for (int i=0;i&lt;m;++i){</text:p>
      <text:p text:style-name="P4"><text:s text:c="8"/>if (c==dfa-&gt;inputAlphabet[i]){</text:p>
      <text:p text:style-name="P4"><text:s text:c="12"/>return i;</text:p>
      <text:p text:style-name="P4"><text:s text:c="8"/>}</text:p>
      <text:p text:style-name="P4"><text:s text:c="4"/>}</text:p>
      <text:p text:style-name="P4"><text:s text:c="4"/>return -1;</text:p>
      <text:p text:style-name="P4">}</text:p>
      <text:p text:style-name="P4"/>
      <text:p text:style-name="P4">void addTransitionDFA(struct DFA* dfa, int s, int t, char c){</text:p>
      <text:p text:style-name="P4"><text:s text:c="4"/>int i = inputIndexDFA(dfa,c);</text:p>
      <text:p text:style-name="P4"><text:s text:c="4"/>if (i!=-1){</text:p>
      <text:p text:style-name="P4"><text:s text:c="8"/>dfa-&gt;transitionTable[s][i] = t;</text:p>
      <text:p text:style-name="P4"><text:s text:c="4"/>}</text:p>
      <text:p text:style-name="P4">}</text:p>
      <text:p text:style-name="P4"/>
      <text:p text:style-name="P4"/>
      <text:p text:style-name="P4">void printDFA(struct DFA* dfa){</text:p>
      <text:p text:style-name="P4"><text:s text:c="4"/>printf("The transition table is as follows:\n");</text:p>
      <text:p text:style-name="P4"><text:s text:c="4"/>int n = dfa-&gt;stateNum;</text:p>
      <text:p text:style-name="P4"><text:soft-page-break/><text:s text:c="4"/>int m = strlen(dfa-&gt;inputAlphabet);</text:p>
      <text:p text:style-name="P4"><text:s text:c="4"/>printf("\t");</text:p>
      <text:p text:style-name="P4"><text:s text:c="4"/>for (int i=0;i&lt;m;++i){</text:p>
      <text:p text:style-name="P4"><text:s text:c="8"/>printf("%c\t",dfa-&gt;inputAlphabet[i]);</text:p>
      <text:p text:style-name="P4"><text:s text:c="4"/>}</text:p>
      <text:p text:style-name="P4"><text:s text:c="4"/>printf("\n");</text:p>
      <text:p text:style-name="P4"><text:s text:c="4"/>for (int i=0;i&lt;n;++i){</text:p>
      <text:p text:style-name="P4"><text:s text:c="8"/>if (i==0){</text:p>
      <text:p text:style-name="P4"><text:s text:c="12"/>printf("-&gt;");</text:p>
      <text:p text:style-name="P4"><text:s text:c="8"/>}</text:p>
      <text:p text:style-name="P4"><text:s text:c="8"/>if (dfa-&gt;finalState[i]){</text:p>
      <text:p text:style-name="P4"><text:s text:c="12"/>printf("*");</text:p>
      <text:p text:style-name="P4"><text:s text:c="8"/>}</text:p>
      <text:p text:style-name="P4"><text:s text:c="8"/>printf("q%d\t",i);</text:p>
      <text:p text:style-name="P4"><text:s text:c="8"/>for (int j=0;j&lt;m;++j){</text:p>
      <text:p text:style-name="P4"><text:s text:c="12"/>printf("q%d\t",dfa-&gt;transitionTable[i][j]);</text:p>
      <text:p text:style-name="P4"><text:s text:c="8"/>}</text:p>
      <text:p text:style-name="P4"><text:s text:c="8"/>printf("\n");</text:p>
      <text:p text:style-name="P4"><text:s text:c="4"/>}</text:p>
      <text:p text:style-name="P4">}</text:p>
      <text:p text:style-name="P4"/>
      <text:p text:style-name="P4">struct DFA* readDFA() {</text:p>
      <text:p text:style-name="P4"><text:s text:c="4"/>// read input</text:p>
      <text:p text:style-name="P4"><text:s text:c="4"/>int n, f, m;</text:p>
      <text:p text:style-name="P4"><text:s text:c="4"/>scanf("%d%d%d", &amp;n, &amp;f, &amp;m);</text:p>
      <text:p text:style-name="P4"><text:s text:c="4"/>if (f&lt;0 || f&gt;n){</text:p>
      <text:p text:style-name="P4"><text:s text:c="8"/>printf("Invalid number of final states\n");</text:p>
      <text:p text:style-name="P4"><text:s text:c="8"/>return NULL;</text:p>
      <text:p text:style-name="P4"><text:s text:c="4"/>}</text:p>
      <text:p text:style-name="P4"><text:s text:c="4"/></text:p>
      <text:p text:style-name="P4"><text:s text:c="4"/>int finalStates[f];</text:p>
      <text:p text:style-name="P4"><text:soft-page-break/><text:s text:c="4"/>for (int i=0;i&lt;f;++i){</text:p>
      <text:p text:style-name="P4"><text:s text:c="8"/>scanf("%d",finalStates+i);</text:p>
      <text:p text:style-name="P4"><text:s text:c="8"/>if (finalStates[i]&lt;0 || finalStates[i]&gt;=n){</text:p>
      <text:p text:style-name="P4"><text:s text:c="12"/>printf("Invalid final state %d\n",finalStates[i]);</text:p>
      <text:p text:style-name="P4"><text:s text:c="12"/>return NULL;</text:p>
      <text:p text:style-name="P4"><text:s text:c="8"/>}</text:p>
      <text:p text:style-name="P4"><text:s text:c="4"/>}</text:p>
      <text:p text:style-name="P4"><text:s text:c="4"/></text:p>
      <text:p text:style-name="P4"><text:s text:c="4"/></text:p>
      <text:p text:style-name="P4"><text:s text:c="4"/>char* inputChars = malloc(sizeof(char)*(m+1));</text:p>
      <text:p text:style-name="P4"><text:s text:c="4"/>if (!inputChars) {</text:p>
      <text:p text:style-name="P4"><text:s text:c="8"/>printf("Failed to allocate memory for input characters\n");</text:p>
      <text:p text:style-name="P4"><text:s text:c="8"/>return NULL;</text:p>
      <text:p text:style-name="P4"><text:s text:c="4"/>}</text:p>
      <text:p text:style-name="P4"/>
      <text:p text:style-name="P4"><text:s text:c="4"/>scanf("%s\n", inputChars);</text:p>
      <text:p text:style-name="P4"><text:s text:c="4"/>if (strlen(inputChars) != m) {</text:p>
      <text:p text:style-name="P4"><text:s text:c="8"/>free(inputChars);</text:p>
      <text:p text:style-name="P4"><text:s text:c="8"/>printf("Input characters length mismatch\n");</text:p>
      <text:p text:style-name="P4"><text:s text:c="8"/>return NULL;</text:p>
      <text:p text:style-name="P4"><text:s text:c="4"/>}</text:p>
      <text:p text:style-name="P4"/>
      <text:p text:style-name="P4"><text:s text:c="4"/>struct DFA *dfa = init_DFA(n,inputChars);</text:p>
      <text:p text:style-name="P4"><text:s text:c="4"/>if (!dfa) {</text:p>
      <text:p text:style-name="P4"><text:s text:c="8"/>free(inputChars);</text:p>
      <text:p text:style-name="P4"><text:s text:c="8"/>printf("Failed to initialize DFA\n");</text:p>
      <text:p text:style-name="P4"><text:s text:c="8"/>return NULL;</text:p>
      <text:p text:style-name="P4"><text:s text:c="4"/>}</text:p>
      <text:p text:style-name="P4"/>
      <text:p text:style-name="P4"><text:s text:c="4"/>for (int i=0;i&lt;f;++i){</text:p>
      <text:p text:style-name="P4"><text:s text:c="8"/>dfa-&gt;finalState[finalStates[i]] = true;</text:p>
      <text:p text:style-name="P4"><text:soft-page-break/><text:s text:c="4"/>}</text:p>
      <text:p text:style-name="P4"/>
      <text:p text:style-name="P4"><text:s text:c="4"/>for (int i=0;i&lt;n;++i){</text:p>
      <text:p text:style-name="P4"><text:s text:c="8"/>for (int j=0;j&lt;m;++j) {</text:p>
      <text:p text:style-name="P4"><text:s text:c="12"/>scanf("%d",dfa-&gt;transitionTable[i]+j);</text:p>
      <text:p text:style-name="P4"><text:s text:c="8"/>}</text:p>
      <text:p text:style-name="P4"><text:s text:c="4"/>}</text:p>
      <text:p text:style-name="P4"/>
      <text:p text:style-name="P4"><text:s text:c="4"/>return dfa;</text:p>
      <text:p text:style-name="P4">}</text:p>
      <text:p text:style-name="P3">dfa_conversion.c:</text:p>
      <text:p text:style-name="P4">#include &lt;stdio.h&gt;</text:p>
      <text:p text:style-name="P4">#include "enfa_functions.c"</text:p>
      <text:p text:style-name="P4">#include "dfa_ds.c"</text:p>
      <text:p text:style-name="P4"/>
      <text:p text:style-name="P4">struct StateMappingNode {</text:p>
      <text:p text:style-name="P4"><text:s text:c="4"/>int nfa_value, dfa_value;</text:p>
      <text:p text:style-name="P4"><text:s text:c="4"/>int* transitions;</text:p>
      <text:p text:style-name="P4"><text:s text:c="4"/>struct StateMappingNode* next;</text:p>
      <text:p text:style-name="P4">};</text:p>
      <text:p text:style-name="P4"/>
      <text:p text:style-name="P4">void freeStateMappingList(struct StateMappingNode* head){</text:p>
      <text:p text:style-name="P4"><text:s text:c="4"/>if (!head) return;</text:p>
      <text:p text:style-name="P4"><text:s text:c="4"/>freeStateMappingList(head-&gt;next);</text:p>
      <text:p text:style-name="P4"><text:s text:c="4"/>free(head-&gt;transitions);</text:p>
      <text:p text:style-name="P4"><text:s text:c="4"/>free(head);</text:p>
      <text:p text:style-name="P4">}</text:p>
      <text:p text:style-name="P4"/>
      <text:p text:style-name="P4">void printStateMapping(struct StateMappingNode* head){</text:p>
      <text:p text:style-name="P4"><text:s text:c="4"/>for (struct StateMappingNode* current = head;current;current = current-&gt;next){</text:p>
      <text:p text:style-name="P4"><text:s text:c="8"/>printf("%d: ", current-&gt;dfa_value);</text:p>
      <text:p text:style-name="P4"><text:soft-page-break/><text:s text:c="8"/>for (int i=0,bm=current-&gt;nfa_value;bm&gt;0;bm&gt;&gt;=1,++i){</text:p>
      <text:p text:style-name="P4"><text:s text:c="12"/>if (bm&amp;1){</text:p>
      <text:p text:style-name="P4"><text:s text:c="16"/>printf("q%d",i);</text:p>
      <text:p text:style-name="P4"><text:s text:c="12"/>}</text:p>
      <text:p text:style-name="P4"><text:s text:c="8"/>}</text:p>
      <text:p text:style-name="P4"><text:s text:c="8"/>printf("\n");</text:p>
      <text:p text:style-name="P4"><text:s text:c="4"/>}</text:p>
      <text:p text:style-name="P4">}</text:p>
      <text:p text:style-name="P4"/>
      <text:p text:style-name="P4">int stateCount = 0;</text:p>
      <text:p text:style-name="P4"/>
      <text:p text:style-name="P4">int transition(struct NFA* nfa, int state, int input){</text:p>
      <text:p text:style-name="P4"><text:s text:c="4"/>int out = 0;</text:p>
      <text:p text:style-name="P4"><text:s text:c="4"/>int copy = state;</text:p>
      <text:p text:style-name="P4"><text:s text:c="4"/>for (int bitCounter=0;state&gt;0;++bitCounter,state &gt;&gt;= 1){</text:p>
      <text:p text:style-name="P4"><text:s text:c="8"/>if ((state&amp;1)==0) continue;</text:p>
      <text:p text:style-name="P4"><text:s text:c="8"/>for (struct TransitionNode* current = nfa-&gt;stateList[bitCounter].transitionListHead;current;current = current-&gt;next){</text:p>
      <text:p text:style-name="P4"><text:s text:c="12"/>if (current-&gt;input!=nfa-&gt;inputAlphabet[input]) continue;</text:p>
      <text:p text:style-name="P4"><text:s text:c="12"/>out = out | (1&lt;&lt;(current-&gt;target_state));</text:p>
      <text:p text:style-name="P4"><text:s text:c="8"/>}</text:p>
      <text:p text:style-name="P4"><text:s text:c="4"/>}</text:p>
      <text:p text:style-name="P4"><text:s text:c="4"/>return out;</text:p>
      <text:p text:style-name="P4">}</text:p>
      <text:p text:style-name="P4"/>
      <text:p text:style-name="P4">void recursiveConvert(struct NFA* nfa,struct StateMappingNode** head,int state){</text:p>
      <text:p text:style-name="P4"><text:s text:c="4"/>int m = strlen(nfa-&gt;inputAlphabet);</text:p>
      <text:p text:style-name="P4"/>
      <text:p text:style-name="P4"><text:s text:c="4"/>struct StateMappingNode** indirect = head; </text:p>
      <text:p text:style-name="P4"/>
      <text:p text:style-name="P4"><text:s text:c="4"/>while (*indirect){</text:p>
      <text:p text:style-name="P4"><text:soft-page-break/><text:s text:c="8"/>if ((*indirect)-&gt;nfa_value==state) return;</text:p>
      <text:p text:style-name="P4"><text:s text:c="8"/>indirect = &amp;((*indirect)-&gt;next);</text:p>
      <text:p text:style-name="P4"><text:s text:c="4"/>}</text:p>
      <text:p text:style-name="P4"><text:s text:c="4"/>*indirect = malloc(sizeof(struct StateMappingNode));</text:p>
      <text:p text:style-name="P4"><text:s text:c="4"/>(*indirect)-&gt;dfa_value = stateCount++;</text:p>
      <text:p text:style-name="P4"><text:s text:c="4"/>(*indirect)-&gt;nfa_value = state;</text:p>
      <text:p text:style-name="P4"><text:s text:c="4"/>(*indirect)-&gt;transitions = malloc(sizeof(int)*m);</text:p>
      <text:p text:style-name="P4"><text:s text:c="4"/>(*indirect)-&gt;next = NULL;</text:p>
      <text:p text:style-name="P4"/>
      <text:p text:style-name="P4"><text:s text:c="4"/>for (int i=0;i&lt;m;++i){</text:p>
      <text:p text:style-name="P4"><text:s text:c="8"/>int t = transition(nfa,state,i);</text:p>
      <text:p text:style-name="P4"><text:s text:c="8"/>recursiveConvert(nfa,head,t);</text:p>
      <text:p text:style-name="P4"><text:s text:c="8"/>(*indirect)-&gt;transitions[i] = t;</text:p>
      <text:p text:style-name="P4"><text:s text:c="4"/>}</text:p>
      <text:p text:style-name="P4">}</text:p>
      <text:p text:style-name="P4"/>
      <text:p text:style-name="P4">int stateMapping(struct StateMappingNode* head,int nfa_state){</text:p>
      <text:p text:style-name="P4"><text:s text:c="4"/>while(head){</text:p>
      <text:p text:style-name="P4"><text:s text:c="8"/>if (head-&gt;nfa_value==nfa_state){</text:p>
      <text:p text:style-name="P4"><text:s text:c="12"/>return head-&gt;dfa_value;</text:p>
      <text:p text:style-name="P4"><text:s text:c="8"/>}</text:p>
      <text:p text:style-name="P4"><text:s text:c="8"/>head = head-&gt;next;</text:p>
      <text:p text:style-name="P4"><text:s text:c="4"/>}</text:p>
      <text:p text:style-name="P4"><text:s text:c="4"/>return -1;</text:p>
      <text:p text:style-name="P4">}</text:p>
      <text:p text:style-name="P4"/>
      <text:p text:style-name="P4">struct DFA* dfa_conversion(struct NFA* enfa){</text:p>
      <text:p text:style-name="P4"><text:s text:c="4"/>struct NFA* nfa = epsilon_removal(enfa);</text:p>
      <text:p text:style-name="P4"><text:s text:c="4"/></text:p>
      <text:p text:style-name="P4"><text:s text:c="4"/>int n = nfa-&gt;stateNum;</text:p>
      <text:p text:style-name="P4"><text:s text:c="4"/>int m = strlen(nfa-&gt;inputAlphabet);</text:p>
      <text:p text:style-name="P4"><text:soft-page-break/><text:s text:c="4"/>if (n&gt;=32){</text:p>
      <text:p text:style-name="P4"><text:s text:c="8"/>printf("NFA with 32 or more states cannot be converted\n");</text:p>
      <text:p text:style-name="P4"><text:s text:c="4"/>}</text:p>
      <text:p text:style-name="P4"/>
      <text:p text:style-name="P4"><text:s text:c="4"/>struct StateMappingNode* head = NULL;</text:p>
      <text:p text:style-name="P4"/>
      <text:p text:style-name="P4"><text:s text:c="4"/>recursiveConvert(nfa,&amp;head,1);</text:p>
      <text:p text:style-name="P4"/>
      <text:p text:style-name="P4"><text:s text:c="4"/>char* inputAlphabet = malloc(strlen(nfa-&gt;inputAlphabet)*sizeof(char));</text:p>
      <text:p text:style-name="P4"><text:s text:c="4"/>strcpy(inputAlphabet,nfa-&gt;inputAlphabet);</text:p>
      <text:p text:style-name="P4"><text:s text:c="4"/>struct DFA* dfa = init_DFA(stateCount,inputAlphabet);</text:p>
      <text:p text:style-name="P4"><text:s text:c="4"/>printf("Mapping:\n");</text:p>
      <text:p text:style-name="P4"><text:s text:c="4"/>if (dfa){</text:p>
      <text:p text:style-name="P4"><text:s text:c="8"/>struct StateMappingNode* current = head;</text:p>
      <text:p text:style-name="P4"><text:s text:c="8"/>while (current){</text:p>
      <text:p text:style-name="P4"><text:s text:c="12"/>int s = current-&gt;dfa_value;</text:p>
      <text:p text:style-name="P4"><text:s text:c="12"/>for (int i=0;i&lt;n;++i){</text:p>
      <text:p text:style-name="P4"><text:s text:c="16"/>if (nfa-&gt;stateList[i].finalState &amp;&amp; ((current-&gt;nfa_value) &amp; (1 &lt;&lt; i))) {</text:p>
      <text:p text:style-name="P4"><text:s text:c="20"/>dfa-&gt;finalState[i] = true;</text:p>
      <text:p text:style-name="P4"><text:s text:c="16"/>}</text:p>
      <text:p text:style-name="P4"><text:s text:c="12"/>}</text:p>
      <text:p text:style-name="P4"><text:s text:c="12"/>for (int i=0;i&lt;m;++i){</text:p>
      <text:p text:style-name="P4"><text:s text:c="16"/>int t = stateMapping(head,current-&gt;transitions[i]);</text:p>
      <text:p text:style-name="P4"><text:s text:c="16"/>dfa-&gt;transitionTable[s][i] = t;</text:p>
      <text:p text:style-name="P4"><text:s text:c="12"/>}</text:p>
      <text:p text:style-name="P4"><text:s text:c="12"/>current = current-&gt;next;</text:p>
      <text:p text:style-name="P4"><text:s text:c="8"/>}</text:p>
      <text:p text:style-name="P4"><text:s text:c="4"/>}</text:p>
      <text:p text:style-name="P4"/>
      <text:p text:style-name="P4"><text:s text:c="4"/>freeStateMappingList(head);</text:p>
      <text:p text:style-name="P4"><text:s text:c="4"/>freeNFA(nfa);</text:p>
      <text:p text:style-name="P4"><text:soft-page-break/><text:s text:c="4"/>return dfa;</text:p>
      <text:p text:style-name="P4">}</text:p>
      <text:p text:style-name="P4"/>
      <text:p text:style-name="P4">int main(){</text:p>
      <text:p text:style-name="P4"><text:s text:c="4"/>struct NFA* nfa = readNFA();</text:p>
      <text:p text:style-name="P4"><text:s text:c="4"/>if (!nfa) {</text:p>
      <text:p text:style-name="P4"><text:s text:c="8"/>printf("NFA creation failed\n");</text:p>
      <text:p text:style-name="P4"><text:s text:c="4"/>}</text:p>
      <text:p text:style-name="P4"><text:s text:c="4"/>printf("For the NFA:\n");</text:p>
      <text:p text:style-name="P4"><text:s text:c="4"/>printNFA(nfa);</text:p>
      <text:p text:style-name="P4"/>
      <text:p text:style-name="P4"><text:s text:c="4"/>struct DFA* dfa = dfa_conversion(nfa);</text:p>
      <text:p text:style-name="P4"><text:s text:c="4"/>if (!dfa){</text:p>
      <text:p text:style-name="P4"><text:s text:c="8"/>printf("DFA conversion failed\n");</text:p>
      <text:p text:style-name="P4"><text:s text:c="4"/>}</text:p>
      <text:p text:style-name="P4"><text:s text:c="4"/></text:p>
      <text:p text:style-name="P4"><text:s text:c="4"/>printf("\n\nFor the DFA:\n");</text:p>
      <text:p text:style-name="P4"><text:s text:c="4"/>printDFA(dfa);</text:p>
      <text:p text:style-name="P4"><text:s text:c="4"/></text:p>
      <text:p text:style-name="P4"><text:s text:c="4"/>freeDFA(dfa);</text:p>
      <text:p text:style-name="P4"><text:s text:c="4"/>freeNFA(nfa);</text:p>
      <text:p text:style-name="P4">}</text:p>
      <text:h text:style-name="P5" text:outline-level="2" text:is-list-header="true">OUTPUT:</text:h>
      <text:p text:style-name="P6">input.txt:</text:p>
      <text:p text:style-name="P7">5 1 2 7</text:p>
      <text:p text:style-name="P7">2</text:p>
      <text:p text:style-name="P7">01</text:p>
      <text:p text:style-name="P7">q0 q1 1</text:p>
      <text:p text:style-name="P7">q1 q0 1</text:p>
      <text:p text:style-name="P7">q0 q2 e</text:p>
      <text:p text:style-name="P7"><text:soft-page-break/>q2 q3 0</text:p>
      <text:p text:style-name="P7">q3 q2 0</text:p>
      <text:p text:style-name="P7">q2 q4 1</text:p>
      <text:p text:style-name="P7">q4 q2 0</text:p>
      <text:p text:style-name="P6">output:</text:p>
      <text:p text:style-name="P7">For the NFA:</text:p>
      <text:p text:style-name="P7">The transition table is as follows:</text:p>
      <text:p text:style-name="P7"><text:s text:c="8"/>0 <text:s text:c="6"/>1 <text:s text:c="6"/>epsilon</text:p>
      <text:p text:style-name="P7">-&gt;q0 <text:s text:c="11"/>q1 <text:s text:c="5"/>q2</text:p>
      <text:p text:style-name="P7">q1 <text:s text:c="13"/>q0</text:p>
      <text:p text:style-name="P7">*q2 <text:s text:c="4"/>q3 <text:s text:c="5"/>q4</text:p>
      <text:p text:style-name="P7">q3 <text:s text:c="5"/>q2</text:p>
      <text:p text:style-name="P7">q4 <text:s text:c="5"/>q2</text:p>
      <text:p text:style-name="P7">Mapping:</text:p>
      <text:p text:style-name="P7"/>
      <text:p text:style-name="P7"/>
      <text:p text:style-name="P7">For the DFA:</text:p>
      <text:p text:style-name="P7">The transition table is as follows:</text:p>
      <text:p text:style-name="P7"><text:s text:c="8"/>0 <text:s text:c="6"/>1</text:p>
      <text:p text:style-name="P7">-&gt;*q0 <text:s text:c="2"/>q1 <text:s text:c="5"/>q5</text:p>
      <text:p text:style-name="P7">q1 <text:s text:c="5"/>q2 <text:s text:c="5"/>q4</text:p>
      <text:p text:style-name="P7">*q2 <text:s text:c="4"/>q1 <text:s text:c="5"/>q3</text:p>
      <text:p text:style-name="P7">q3 <text:s text:c="5"/>q2 <text:s text:c="5"/>q4</text:p>
      <text:p text:style-name="P7">q4 <text:s text:c="5"/>q4 <text:s text:c="5"/>q4</text:p>
      <text:p text:style-name="P7">q5 <text:s text:c="5"/>q2 <text:s text:c="5"/>q6</text:p>
      <text:p text:style-name="P7">q6 <text:s text:c="5"/>q1 <text:s text:c="5"/>q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655cm" fo:margin-bottom="1.984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21:25:54.708728899</meta:creation-date>
    <dc:date>2025-08-18T11:32:37.879562953</dc:date>
    <meta:editing-duration>PT6H5M17S</meta:editing-duration>
    <meta:editing-cycles>19</meta:editing-cycles>
    <meta:generator>LibreOffice/25.2.5.2$Linux_X86_64 LibreOffice_project/520$Build-2</meta:generator>
    <meta:document-statistic meta:table-count="0" meta:image-count="0" meta:object-count="0" meta:page-count="17" meta:paragraph-count="466" meta:word-count="1201" meta:character-count="11782" meta:non-whitespace-character-count="8457"/>
  </office:meta>
</office:document-meta>
</file>